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WarningsJUnitRunnerTest.no_arg_mismatch_warn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ubbingWarningsJUnitRunnerTest.shows_arg_mismatch_warnings_when_test_f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alidMockitoUsag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WithArgMismatch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ubbingWarningsJUnitRunnerTest.shows_arg_mismatch_warnings_only_for_mis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ilingWithMatchingArg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ilingWithSomeStubMismatche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ssingArgMismatch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smatchButStubAlreadyUse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bingWarningsJUnitRunnerTest.validates_mockito_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